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Footnote">
      <style:text-properties officeooo:paragraph-rsid="0faa1a72" fo:background-color="transparent"/>
    </style:style>
    <style:style style:name="P78" style:family="paragraph" style:parent-style-name="Standard">
      <style:text-properties officeooo:paragraph-rsid="10753e62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Standard">
      <style:text-properties officeooo:paragraph-rsid="1087d72e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font-size="10pt" style:font-size-asian="10pt" style:font-size-complex="10pt"/>
    </style:style>
    <style:style style:name="T197" style:family="text">
      <style:text-properties fo:font-size="10pt" officeooo:rsid="1087565b" style:font-size-asian="10pt" style:font-size-complex="10pt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language="en" fo:country="GB"/>
    </style:style>
    <style:style style:name="T20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officeooo:rsid="0f28d107"/>
    </style:style>
    <style:style style:name="T21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language="en" fo:country="GB" officeooo:rsid="105418b7"/>
    </style:style>
    <style:style style:name="T213" style:family="text">
      <style:text-properties officeooo:rsid="103c421a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officeooo:rsid="104d5027" style:font-weight-asian="bold" style:font-weight-complex="bold"/>
    </style:style>
    <style:style style:name="T216" style:family="text">
      <style:text-properties officeooo:rsid="1061b5b8"/>
    </style:style>
    <style:style style:name="T217" style:family="text">
      <style:text-properties officeooo:rsid="1069ed98"/>
    </style:style>
    <style:style style:name="T218" style:family="text">
      <style:text-properties officeooo:rsid="106d22f6"/>
    </style:style>
    <style:style style:name="T219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3">Checklist for installing</text:span></text:span><text:span text:style-name="T145"> </text:span><text:span text:style-name="T145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47"><text:note text:id="ftn1" text:note-class="footnote"><text:note-citation>1</text:note-citation><text:note-body><text:p text:style-name="P24"><text:span text:style-name="T133">L</text:span><text:span text:style-name="T134">TS stands for Long-Term Support, and this </text:span><text:span text:style-name="T141">June</text:span><text:span text:style-name="T135"> </text:span><text:span text:style-name="Strong_20_Emphasis"><text:span text:style-name="T84"><text:user-field-get text:name="Releaseyear">2023</text:user-field-get></text:span></text:span><text:span text:style-name="T137"><text:s/></text:span><text:span text:style-name="T142"><text:user-field-get text:name="Distro">Debian</text:user-field-get></text:span><text:span text:style-name="T143"><text:s/></text:span><text:span text:style-name="T143"><text:user-field-get text:name="Version">12 LTS</text:user-field-get></text:span><text:span text:style-name="T135"><text:s/></text:span><text:span text:style-name="T144"><text:user-field-get text:name="Edition">Server</text:user-field-get></text:span><text:span text:style-name="T135"><text:s/></text:span><text:span text:style-name="T136">(</text:span><text:span text:style-name="T134">codenamed</text:span><text:span text:style-name="T136"> </text:span><text:span text:style-name="T140">bookworm</text:span><text:span text:style-name="T136">) </text:span><text:span text:style-name="T134">will be </text:span><text:span text:style-name="T139">supported</text:span><text:span text:style-name="T134"> for five years until </text:span><text:span text:style-name="T141">June</text:span><text:span text:style-name="T135"> </text:span><text:span text:style-name="T133">202</text:span><text:span text:style-name="T141">8</text:span><text:span text:style-name="T138">.</text:span></text:p></text:note-body></text:note></text:span><text:span text:style-name="T148"><text:s/></text:span><text:span text:style-name="T148"><text:user-field-get text:name="Edition">Server</text:user-field-get></text:span><text:span text:style-name="T149">.</text:span></text:p>
      <text:p text:style-name="P39"/>
      <text:p text:style-name="P37"><text:span text:style-name="T15">Fill in the </text:span><text:span text:style-name="Strong_20_Emphasis"><text:span text:style-name="T201"><text:s/></text:span></text:span><text:span text:style-name="Strong_20_Emphasis"><text:span text:style-name="T202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1"><text:span text:style-name="Definition"><text:span text:style-name="T209">user</text:span></text:span><text:span text:style-name="T164"><text:tab/><text:tab/></text:span><text:span text:style-name="T163"> <text:tab/><text:tab/><text:tab/></text:span><text:span text:style-name="T165"><draw:control text:anchor-type="as-char" svg:y="-0.4cm" draw:z-index="10" draw:name="Gebruiker 2" draw:style-name="gr2" draw:text-style-name="P88" svg:width="6.4cm" svg:height="0.6cm" draw:control="control11"><svg:title>Gebruiker</svg:title><svg:desc>Volledige naam, bijv. Jan Stek</svg:desc></draw:control></text:span><text:span text:style-name="T165"><text:tab/></text:span><text:span text:style-name="T166">[</text:span><text:span text:style-name="T167">full </text:span><text:span text:style-name="T155">na</text:span><text:span text:style-name="T156">me,</text:span><text:span text:style-name="T155"> </text:span><text:span text:style-name="T156">e.g.</text:span><text:span text:style-name="T155"> </text:span><text:span text:style-name="T157">J</text:span><text:span text:style-name="T169">a</text:span><text:span text:style-name="T157">n </text:span><text:span text:style-name="T169">Jansen</text:span><text:span text:style-name="T170">]</text:span></text:p>
      <text:p text:style-name="P43"><text:span text:style-name="Definition"><text:span text:style-name="T154">USER</text:span></text:span><text:span text:style-name="Definition"><text:span text:style-name="T208">na</text:span></text:span><text:span text:style-name="Definition"><text:span text:style-name="T210">me</text:span></text:span><text:span text:style-name="T153"><text:tab/><text:tab/><text:tab/></text:span><text:span text:style-name="T153"><draw:control text:anchor-type="as-char" svg:y="-0.4cm" draw:z-index="11" draw:name="Gberuikersnaam 2" draw:style-name="gr2" draw:text-style-name="P88" svg:width="6.4cm" svg:height="0.6cm" draw:control="control12"><svg:title>Gebruikersnaam</svg:title><svg:desc>Korte naam, bijv. jan</svg:desc></draw:control></text:span><text:span text:style-name="T153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4">j</text:span><text:span text:style-name="T125">a</text:span><text:span text:style-name="T124">n</text:span><text:span text:style-name="T126">]</text:span></text:p>
      <text:p text:style-name="P40"><text:span text:style-name="Definition"><text:span text:style-name="T212">serv</text:span></text:span><text:span text:style-name="Definition"><text:span text:style-name="T208">ERNA</text:span></text:span><text:span text:style-name="Definition"><text:span text:style-name="T210">me</text:span></text:span><text:span text:style-name="T171"><text:tab/><text:tab/></text:span><text:span text:style-name="T208"><draw:control text:anchor-type="as-char" svg:y="-0.4cm" draw:z-index="12" draw:name="Computernaam 1" draw:style-name="gr2" draw:text-style-name="P88" svg:width="6.4cm" svg:height="0.6cm" draw:control="control13"><svg:title>Computernaam</svg:title><svg:desc>Unieke naam van de computer</svg:desc></draw:control></text:span><text:span text:style-name="T208"><text:tab/></text:span><text:span text:style-name="T174">[</text:span><text:span text:style-name="T172">na</text:span><text:span text:style-name="T175">me of the</text:span><text:span text:style-name="T172"> </text:span><text:span text:style-name="T179">server</text:span><text:span text:style-name="T173">, </text:span><text:span text:style-name="T175">e.g.</text:span><text:span text:style-name="T176"> </text:span><text:span text:style-name="T178">sv</text:span><text:span text:style-name="T177">02</text:span><text:span text:style-name="T174">]</text:span></text:p>
      <text:p text:style-name="P40"><text:span text:style-name="Definition"><text:span text:style-name="T181">USER</text:span></text:span><text:span text:style-name="T180"><text:tab/><text:tab/></text:span><text:span text:style-name="T163"> <text:tab/><text:tab/><text:tab/></text:span><text:span text:style-name="T165"><draw:control text:anchor-type="as-char" svg:y="-0.4cm" draw:z-index="13" draw:name="Gebruiker 3" draw:style-name="gr2" draw:text-style-name="P88" svg:width="6.4cm" svg:height="0.6cm" draw:control="control14"><svg:title>Gebruiker</svg:title><svg:desc>Volledige naam, bijv. Jan Stek</svg:desc></draw:control></text:span><text:span text:style-name="T165"><text:tab/></text:span><text:span text:style-name="T166">[</text:span><text:span text:style-name="T168">full </text:span><text:span text:style-name="T155">na</text:span><text:span text:style-name="T158">me</text:span><text:span text:style-name="T155"> possibly </text:span><text:span text:style-name="T161">addit</text:span><text:span text:style-name="T162">i</text:span><text:span text:style-name="T161">onal </text:span><text:span text:style-name="T160">user</text:span><text:span text:style-name="T159">]</text:span></text:p>
      <text:p text:style-name="P78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8"><text:tab/><text:tab/><text:tab/></text:span></text:span><text:span text:style-name="T153"><draw:control text:anchor-type="as-char" svg:y="-0.4cm" draw:z-index="14" draw:name="Gberuikersnaam 3" draw:style-name="gr2" draw:text-style-name="P88" svg:width="6.4cm" svg:height="0.6cm" draw:control="control15"><svg:title>Gebruikersnaam</svg:title><svg:desc>Korte naam, bijv. jan</svg:desc></draw:control></text:span><text:span text:style-name="T153"><text:tab/></text:span><text:span text:style-name="T185">[</text:span><text:span text:style-name="T186">user</text:span><text:span text:style-name="T184"> na</text:span><text:span text:style-name="T187">me</text:span><text:span text:style-name="T189"> possibly </text:span><text:span text:style-name="T192">addit</text:span><text:span text:style-name="T193">i</text:span><text:span text:style-name="T192">onal </text:span><text:span text:style-name="T191">user</text:span><text:span text:style-name="T190">]</text:span></text:p>
      <text:p text:style-name="P40"><text:span text:style-name="T127">Replace the </text:span><text:span text:style-name="T128">underlined</text:span><text:span text:style-name="T127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27">.</text:span></text:p>
      <text:p text:style-name="P4"/>
      <text:p text:style-name="P4"/>
      <text:p text:style-name="P40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8"/>
      <text:p text:style-name="P40"><text:span text:style-name="Strong_20_Emphasis"><text:span text:style-name="T27"/></text:span></text:p>
      <text:list xml:id="list1785265749" text:style-name="L1">
        <text:list-item>
          <text:p text:style-name="P84"><text:bookmark-start text:name="__RefNumPara__4083_1271708128"/>Prepar<text:span text:style-name="T216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1">Login any additional </text:span></text:span><text:span text:style-name="Definition"><text:span text:style-name="T195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5">wget karelzimmer.nl/</text:span></text:span><text:span text:style-name="User_20_Entry"><text:span text:style-name="T106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7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80806918094312" text:continue-numbering="true" text:style-name="L1">
        <text:list-item>
          <text:p text:style-name="P83"><text:bookmark-start text:name="__RefNumPara__4009_12717081281"/><text:span text:style-name="Strong_20_Emphasis"><text:span text:style-name="T129">Perform installation</text:span></text:span><text:bookmark-end text:name="__RefNumPara__4009_12717081281"/></text:p>
        </text:list-item>
      </text:list>
      <text:p text:style-name="P56"><text:span text:style-name="Strong_20_Emphasis"><text:span text:style-name="T12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0">Boot the computer from</text:span><text:span text:style-name="T131"><text:note text:id="ftn4" text:note-class="footnote"><text:note-citation>1</text:note-citation><text:note-body><text:p text:style-name="P77"><text:span text:style-name="T100">Boot menu/Setup via one of the </text:span><text:span text:style-name="T101">f</text:span><text:span text:style-name="T100">requently used keys:</text:span> Esc, Delete, F1, F2, <text:span text:style-name="T219">F9, </text:span>F10, F11, or F12.</text:p></text:note-body></text:note></text:span><text:span text:style-name="T130"> an </text:span><text:span text:style-name="T116"><text:user-field-get text:name="Distro">Debian</text:user-field-get></text:span><text:span text:style-name="T117"><text:s/></text:span><text:span text:style-name="T117"><text:user-field-get text:name="Version">12 LTS</text:user-field-get></text:span><text:span text:style-name="Strong_20_Emphasis"><text:span text:style-name="T118"><text:s/></text:span></text:span><text:span text:style-name="Strong_20_Emphasis"><text:span text:style-name="T120"><text:user-field-get text:name="Edition">Server</text:user-field-get></text:span></text:span><text:span text:style-name="Strong_20_Emphasis"><text:span text:style-name="T120"><text:s/></text:span></text:span><text:span text:style-name="Strong_20_Emphasis"><text:span text:style-name="T122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196">From a Live USB stick or DVD</text:span><text:span text:style-name="T197"> </text:span><text:span text:style-name="T196">you can boot and work with </text:span><text:span text:style-name="Strong_20_Emphasis"><text:span text:style-name="T132"><text:user-field-get text:name="Distro">Debian</text:user-field-get></text:span></text:span><text:span text:style-name="Strong_20_Emphasis"><text:span text:style-name="T132"><text:s/></text:span></text:span><text:span text:style-name="T196">without modifying any files on the hard drive and also allows installation of </text:span><text:span text:style-name="Strong_20_Emphasis"><text:span text:style-name="T132"><text:user-field-get text:name="Distro">Debian</text:user-field-get></text:span></text:span><text:span text:style-name="Strong_20_Emphasis"><text:span text:style-name="T132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1"><text:span text:style-name="Strong_20_Emphasis"><text:span text:style-name="T88">Create a bootable USB stick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198">debian.org/cd/live</text:span></text:span></text:a><text:span text:style-name="Strong_20_Emphasis"><text:span text:style-name="T86">, </text:span></text:span><text:span text:style-name="Strong_20_Emphasis"><text:span text:style-name="T90">under </text:span></text:span><text:span text:style-name="Strong_20_Emphasis"><text:span text:style-name="T93">DVD/USB</text:span></text:span><text:span text:style-name="Strong_20_Emphasis"><text:span text:style-name="T86"> click </text:span></text:span><text:span text:style-name="Strong_20_Emphasis"><text:span text:style-name="T90">on </text:span></text:span><text:span text:style-name="Strong_20_Emphasis"><text:span text:style-name="T93">amd64</text:span></text:span><text:span text:style-name="Strong_20_Emphasis"><text:span text:style-name="T90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94">debian-live-1</text:span></text:span><text:span text:style-name="Strong_20_Emphasis"><text:span text:style-name="T93">2</text:span></text:span><text:span text:style-name="Strong_20_Emphasis"><text:span text:style-name="T94">.</text:span></text:span><text:span text:style-name="Strong_20_Emphasis"><text:span text:style-name="T95">x</text:span></text:span><text:span text:style-name="Strong_20_Emphasis"><text:span text:style-name="T94">.</text:span></text:span><text:span text:style-name="Strong_20_Emphasis"><text:span text:style-name="T95">y</text:span></text:span><text:span text:style-name="Strong_20_Emphasis"><text:span text:style-name="T96">-</text:span></text:span><text:span text:style-name="Strong_20_Emphasis"><text:span text:style-name="T94">amd64-</text:span></text:span><text:span text:style-name="Strong_20_Emphasis"><text:span text:style-name="T98">standard</text:span></text:span><text:span text:style-name="Strong_20_Emphasis"><text:span text:style-name="T97">.iso</text:span></text:span><text:span text:style-name="Strong_20_Emphasis"><text:span text:style-name="T85">.</text:span></text:span><text:span text:style-name="Strong_20_Emphasis"><text:span text:style-name="T88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99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79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3">Follow the instructions on the </text:span></text:span><text:span text:style-name="Strong_20_Emphasis"><text:span text:style-name="T114">installation</text:span></text:span><text:span text:style-name="Strong_20_Emphasis"><text:span text:style-name="T115"> screens</text:span></text:span><text:span text:style-name="Strong_20_Emphasis"><text:span text:style-name="T113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14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14">Europe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14">Netherlands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1"><text:span text:style-name="T218">At</text:span><text:span text:style-name="T217"> </text:span><text:span text:style-name="T214">Set up users and passwords</text:span><text:span text:style-name="T217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50">'t set </text:span><text:span text:style-name="T152">Root</text:span><text:span text:style-name="T150"> pass</text:span><text:span text:style-name="T151">w</text:span><text:span text:style-name="T150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14">User </text:span><text:span text:style-name="T215">n</text:span><text:span text:style-name="T214">ame for you</text:span><text:span text:style-name="T215">r</text:span><text:span text:style-name="T214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80807310174314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5">wget karelzimmer.nl/</text:span></text:span><text:span text:style-name="User_20_Entry"><text:span text:style-name="T106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7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08"> <text:s/></text:span></text:span><text:span text:style-name="Strong_20_Emphasis"><text:span text:style-name="T109">Finish installatio</text:span></text:span><text:span text:style-name="Strong_20_Emphasis"><text:span text:style-name="T110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80805564085610" text:continue-numbering="true" text:style-name="L1">
        <text:list-item>
          <text:p text:style-name="P85"><text:span text:style-name="Strong_20_Emphasis"><text:span text:style-name="T13">P</text:span></text:span><text:span text:style-name="Strong_20_Emphasis"><text:span text:style-name="T200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1">Login any additional </text:span></text:span><text:span text:style-name="Definition"><text:span text:style-name="T194">USER</text:span></text:span><text:span text:style-name="User_20_Entry"><text:span text:style-name="T112">s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1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1">End of checklist,</text:span><text:span text:style-name="T119"> </text:span><text:span text:style-name="T119"><text:user-field-get text:name="Distro">Debian</text:user-field-get></text:span><text:span text:style-name="T117"><text:s/></text:span><text:span text:style-name="T117"><text:user-field-get text:name="Version">12 LTS</text:user-field-get></text:span><text:span text:style-name="Strong_20_Emphasis"><text:span text:style-name="T118"><text:s/></text:span></text:span><text:span text:style-name="Strong_20_Emphasis"><text:span text:style-name="T120"><text:user-field-get text:name="Edition">Server</text:user-field-get></text:span></text:span><text:span text:style-name="Strong_20_Emphasis"><text:span text:style-name="T120"><text:s/></text:span></text:span><text:span text:style-name="Strong_20_Emphasis"><text:span text:style-name="T121">installation is complete.</text:span></text:span></text:p>
      <text:p text:style-name="P35"/>
      <text:p text:style-name="P42"><text:span text:style-name="Emphasis"><text:span text:style-name="T205">Written</text:span></text:span><text:span text:style-name="Emphasis"><text:span text:style-name="T203"> </text:span></text:span><text:span text:style-name="Emphasis"><text:span text:style-name="T205">by</text:span></text:span><text:span text:style-name="Emphasis"><text:span text:style-name="T20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4">Karel Zimmer</text:span></text:span></text:a><text:span text:style-name="Emphasis"><text:span text:style-name="T203">, </text:span></text:span><text:a xlink:type="simple" xlink:href="https://creativecommons.org/publicdomain/zero/1.0" text:style-name="Internet_20_link" text:visited-style-name="Visited_20_Internet_20_Link"><text:span text:style-name="Emphasis"><text:span text:style-name="T206">CC0 1.0 Universal</text:span></text:span></text:a><text:span text:style-name="Emphasis"><text:span text:style-name="T203">, </text:span></text:span><text:span text:style-name="Strong_20_Emphasis"><text:span text:style-name="T41"><text:user-field-get text:name="Releaseyear">2023</text:user-field-get></text:span></text:span><text:span text:style-name="Emphasis"><text:span text:style-name="T20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19T08:08:05.223445203">19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8:05.074693246</dc:date>
    <meta:keyword>Installatie</meta:keyword>
    <meta:keyword>Checklist</meta:keyword>
    <meta:keyword>Linux</meta:keyword>
    <meta:editing-cycles>6949</meta:editing-cycles>
    <meta:editing-duration>P12DT5H39M8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37" meta:character-count="2755" meta:non-whitespace-character-count="2354"/>
    <meta:user-defined meta:name="Info 1"/>
    <meta:user-defined meta:name="Info 2"/>
    <meta:user-defined meta:name="Info 3"/>
    <meta:user-defined meta:name="Info 4"/>
  </office:meta>
</office:document-meta>
</file>